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6">
            <text:p>Beta-288886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820.0">
            <text:p>78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85">
            <text:p>-1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6">
            <text:p>GrA-5374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50.0">
            <text:p>81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7">
            <text:p>GrA-5374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395.0">
            <text:p>839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5">
            <text:p>Beta-28888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37">
            <text:p>-18.3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5">
            <text:p>IGS-35</text:p>
          </table:table-cell>
          <table:table-cell office:value-type="float" office:value="51.43">
            <text:p>51.43</text:p>
          </table:table-cell>
          <table:table-cell office:value-type="float" office:value="-2.87">
            <text:p>-2.87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3">
            <text:p>Beta-80693</text:p>
          </table:table-cell>
          <table:table-cell office:value-type="float" office:value="51.81">
            <text:p>51.81</text:p>
          </table:table-cell>
          <table:table-cell office:value-type="float" office:value="-2.34">
            <text:p>-2.34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6">
            <text:p>Beta-80696</text:p>
          </table:table-cell>
          <table:table-cell office:value-type="float" office:value="51.72">
            <text:p>51.72</text:p>
          </table:table-cell>
          <table:table-cell office:value-type="float" office:value="-2.38">
            <text:p>-2.38</text:p>
          </table:table-cell>
          <table:table-cell office:value-type="float" office:value="3110.0">
            <text:p>3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7">
            <text:p>Beta-79887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360.0">
            <text:p>6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6">
            <text:p>Beta-79886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660.0">
            <text:p>66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4">
            <text:p>Beta-288884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40.0">
            <text:p>81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7">
            <text:p>Beta-288887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540.0">
            <text:p>85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1686">
            <text:p>Beta-81686</text:p>
          </table:table-cell>
          <table:table-cell office:value-type="float" office:value="51.83">
            <text:p>51.83</text:p>
          </table:table-cell>
          <table:table-cell office:value-type="float" office:value="-2.33">
            <text:p>-2.3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8">
            <text:p>Beta-288888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760.0">
            <text:p>7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423">
            <text:p>Q-423</text:p>
          </table:table-cell>
          <table:table-cell office:value-type="float" office:value="51.15">
            <text:p>51.15</text:p>
          </table:table-cell>
          <table:table-cell office:value-type="float" office:value="-2.81">
            <text:p>-2.81</text:p>
          </table:table-cell>
          <table:table-cell office:value-type="float" office:value="5510.0">
            <text:p>551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8">
            <text:p>-5.8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0">
            <text:p>Beta-288890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00.0">
            <text:p>7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6">
            <text:p>IGS-36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3510.0">
            <text:p>35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9">
            <text:p>IGS-39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6100.0">
            <text:p>61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0">
            <text:p>IGS-40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3675.0">
            <text:p>36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1">
            <text:p>IGS-41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4530.0">
            <text:p>453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53">
            <text:p>IGS-5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5.0">
            <text:p>836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55">
            <text:p>-24.5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8">
            <text:p>IGS-28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905.0">
            <text:p>3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7">
            <text:p>IGS-27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110.0">
            <text:p>31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6">
            <text:p>IGS-26</text:p>
          </table:table-cell>
          <table:table-cell office:value-type="float" office:value="51.42">
            <text:p>51.42</text:p>
          </table:table-cell>
          <table:table-cell office:value-type="float" office:value="-2.82">
            <text:p>-2.82</text:p>
          </table:table-cell>
          <table:table-cell office:value-type="float" office:value="6100.0">
            <text:p>6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ilbertsonHawkins1983,ShennanEtal2018">
            <text:p>GilbertsonHawkins1983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6">
            <text:p>I-4846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3690.0">
            <text:p>36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4">
            <text:p>I-4844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5600.0">
            <text:p>56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2">
            <text:p>I-4842</text:p>
          </table:table-cell>
          <table:table-cell office:value-type="float" office:value="51.48">
            <text:p>51.48</text:p>
          </table:table-cell>
          <table:table-cell office:value-type="float" office:value="-2.71">
            <text:p>-2.71</text:p>
          </table:table-cell>
          <table:table-cell office:value-type="float" office:value="4240.0">
            <text:p>424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3">
            <text:p>I-440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0.0">
            <text:p>836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7.07">
            <text:p>-27.0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9">
            <text:p>Beta-288889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7900.0">
            <text:p>79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2">
            <text:p>I-4402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480.0">
            <text:p>848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05">
            <text:p>-23.0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7">
            <text:p>I-339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6">
            <text:p>I-339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250.0">
            <text:p>525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5">
            <text:p>I-3395</text:p>
          </table:table-cell>
          <table:table-cell office:value-type="float" office:value="51.2">
            <text:p>51.2</text:p>
          </table:table-cell>
          <table:table-cell office:value-type="float" office:value="-3.12">
            <text:p>-3.12</text:p>
          </table:table-cell>
          <table:table-cell office:value-type="float" office:value="4790.0">
            <text:p>4790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90">
            <text:p>I-2690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7360.0">
            <text:p>736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2">
            <text:p>-14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9">
            <text:p>I-2689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6890.0">
            <text:p>68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8">
            <text:p>I-2688</text:p>
          </table:table-cell>
          <table:table-cell office:value-type="float" office:value="51.22">
            <text:p>51.22</text:p>
          </table:table-cell>
          <table:table-cell office:value-type="float" office:value="-3.1">
            <text:p>-3.1</text:p>
          </table:table-cell>
          <table:table-cell office:value-type="float" office:value="7060.0">
            <text:p>7060.0</text:p>
          </table:table-cell>
          <table:table-cell office:value-type="float" office:value="160.0">
            <text:p>1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3.51">
            <text:p>3.51</text:p>
          </table:table-cell>
          <table:table-cell office:value-type="float" office:value="3.51">
            <text:p>3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8">
            <text:p>GrA-53628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5.0">
            <text:p>81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53">
            <text:p>-19.5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1">
            <text:p>Beta-289591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8130.0">
            <text:p>81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0">
            <text:p>Beta-289590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340.0">
            <text:p>83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89">
            <text:p>Beta-289589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2">
            <text:p>Beta-288892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9">
            <text:p>-19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1">
            <text:p>Beta-28889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20.0">
            <text:p>79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713">
            <text:p>I-3713</text:p>
          </table:table-cell>
          <table:table-cell office:value-type="float" office:value="51.22">
            <text:p>51.22</text:p>
          </table:table-cell>
          <table:table-cell office:value-type="float" office:value="-2.99">
            <text:p>-2.99</text:p>
          </table:table-cell>
          <table:table-cell office:value-type="float" office:value="7320.0">
            <text:p>73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2">
            <text:p>-14.2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7">
            <text:p>GrA-5362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525.0">
            <text:p>8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4">
            <text:p>IGS-34</text:p>
          </table:table-cell>
          <table:table-cell office:value-type="float" office:value="51.43">
            <text:p>51.43</text:p>
          </table:table-cell>
          <table:table-cell office:value-type="float" office:value="-2.88">
            <text:p>-2.88</text:p>
          </table:table-cell>
          <table:table-cell office:value-type="float" office:value="5815.0">
            <text:p>581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6">
            <text:p>GrA-5352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605.0">
            <text:p>86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1">
            <text:p>Beta-144021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2940.0">
            <text:p>29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1">
            <text:p>Beta-101741</text:p>
          </table:table-cell>
          <table:table-cell office:value-type="float" office:value="51.25">
            <text:p>51.25</text:p>
          </table:table-cell>
          <table:table-cell office:value-type="float" office:value="-2.78">
            <text:p>-2.78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0">
            <text:p>Beta-101740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4">
            <text:p>CAR-64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130.0">
            <text:p>31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5">
            <text:p>CAR-64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440.0">
            <text:p>3440.0</text:p>
          </table:table-cell>
          <table:table-cell office:value-type="float" office:value="70.0">
            <text:p>70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2">
            <text:p>-4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4">
            <text:p>CAR-65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090.0">
            <text:p>509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5">
            <text:p>CAR-65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40.0">
            <text:p>54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2">
            <text:p>-6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6">
            <text:p>CAR-65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360.0">
            <text:p>536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691">
            <text:p>Q-691</text:p>
          </table:table-cell>
          <table:table-cell office:value-type="float" office:value="51.59">
            <text:p>51.59</text:p>
          </table:table-cell>
          <table:table-cell office:value-type="float" office:value="-2.91">
            <text:p>-2.91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1">
            <text:p>-3.1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7">
            <text:p>CAR-657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1">
            <text:p>-5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8">
            <text:p>CAR-65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850.0">
            <text:p>585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5">
            <text:p>GrA-536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6">
            <text:p>CAR-77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80.0">
            <text:p>54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8">
            <text:p>CAR-77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660.0">
            <text:p>566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6">
            <text:p>GU-3246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7">
            <text:p>GU-3247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60.0">
            <text:p>2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1">
            <text:p>Beta-189681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3470.0">
            <text:p>34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2">
            <text:p>Beta-189682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3">
            <text:p>Beta-189683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900.0">
            <text:p>4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0">
            <text:p>Beta-144020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3370.0">
            <text:p>3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5">
            <text:p>Beta-142355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5210.0">
            <text:p>5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4">
            <text:p>Beta-142354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3500.0">
            <text:p>3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3">
            <text:p>Beta-142353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5370.0">
            <text:p>5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13004">
            <text:p>Beta-113004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4910.0">
            <text:p>4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300">
            <text:p>WK-5300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9">
            <text:p>-5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0">
            <text:p>Q-120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412.0">
            <text:p>541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6">
            <text:p>Q-126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620.0">
            <text:p>56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34">
            <text:p>Q-134</text:p>
          </table:table-cell>
          <table:table-cell office:value-type="float" office:value="51.23">
            <text:p>51.23</text:p>
          </table:table-cell>
          <table:table-cell office:value-type="float" office:value="-2.97">
            <text:p>-2.97</text:p>
          </table:table-cell>
          <table:table-cell office:value-type="float" office:value="6262.0">
            <text:p>626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8">
            <text:p>-10.7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8">
            <text:p>NPL-148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6230.0">
            <text:p>623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7">
            <text:p>NPL-14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80.0">
            <text:p>538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7">
            <text:p>-6.7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6">
            <text:p>NPL-14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3460.0">
            <text:p>3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28779">
            <text:p>Beta-128779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5670.0">
            <text:p>56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4">
            <text:p>Beta-189684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270.0">
            <text:p>52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0">
            <text:p>Beta-134640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550.0">
            <text:p>6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7">
            <text:p>-9.3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8">
            <text:p>Q-2458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860.0">
            <text:p>2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9">
            <text:p>Q-2459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50.0">
            <text:p>25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9">
            <text:p>WK-5299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8">
            <text:p>WK-5298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6340.0">
            <text:p>6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8">
            <text:p>-9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7">
            <text:p>WK-5297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07">
            <text:p>-9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2">
            <text:p>Beta-101742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0">
            <text:p>Beta-142350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7">
            <text:p>-4.8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1">
            <text:p>Beta-142351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4640.0">
            <text:p>46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2">
            <text:p>Beta-142352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3190.0">
            <text:p>3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1">
            <text:p>Beta-134641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030.0">
            <text:p>60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5">
            <text:p>Beta-189685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950.0">
            <text:p>5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9">
            <text:p>CAR-659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959.0">
            <text:p>5959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93623">
            <text:p>Beta-193623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5990.0">
            <text:p>5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4">
            <text:p>-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0">
            <text:p>GrA-53520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05.0">
            <text:p>79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5">
            <text:p>GrA-535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0.0">
            <text:p>81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8">
            <text:p>GrA-53518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25.0">
            <text:p>80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3">
            <text:p>GrA-53523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9">
            <text:p>GrA-53519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040.0">
            <text:p>80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7">
            <text:p>GrA-53517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1">
            <text:p>GrA-5352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65.0">
            <text:p>80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